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1" svg:font-family="'Source Sans Pro Light'" style:font-family-generic="roman" style:font-pitch="variable"/>
    <style:font-face style:name="Source Sans Pro Light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fo:min-height="13.364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outline1">
      <style:graphic-properties fo:min-height="12.75cm"/>
      <style:paragraph-properties style:writing-mode="lr-tb"/>
    </style:style>
    <style:style style:name="pr6" style:family="presentation" style:parent-style-name="Alizarin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Alizarin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text-properties fo:font-size="24pt" style:font-size-asian="24pt" style:font-size-complex="24pt"/>
    </style:style>
    <style:style style:name="P3" style:family="paragraph">
      <loext:graphic-properties draw:fill-color="#ffffff"/>
      <style:text-properties fo:font-size="20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Introducción a la universidad</text:p>
          </draw:text-box>
        </draw:frame>
        <draw:frame presentation:style-name="pr2" draw:text-style-name="P1" draw:layer="layout" svg:width="25.5cm" svg:height="7cm" svg:x="1.5cm" svg:y="13cm" presentation:class="subtitle" presentation:user-transformed="true">
          <draw:text-box>
            <text:p>Asociación de Software Libre de la Universidad de Huelva</text:p>
            <text:p>@asl_uhu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 presentation:user-transformed="true">
          <draw:text-box/>
        </draw:frame>
        <draw:frame presentation:style-name="pr5" draw:layer="layout" svg:width="25.5cm" svg:height="13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rganización del curso académico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El curso se divide en dos cuatrimestres</text:p>
                <text:list>
                  <text:list-item>
                    <text:p>1er cuatrimestre: Octubre – Febrero</text:p>
                  </text:list-item>
                  <text:list-item>
                    <text:p>2o cuatrimestre: Finales de Febrero – Junio <text:line-break/></text:p>
                  </text:list-item>
                </text:list>
              </text:list-item>
              <text:list-item>
                <text:p>En cada cuatrimestre hay asignaturas diferentes</text:p>
                <text:list>
                  <text:list-item>
                    <text:p>Habitualmente, 5 asignaturas/cuatrimestre<text:line-break/></text:p>
                  </text:list-item>
                </text:list>
              </text:list-item>
              <text:list-item>
                <text:p>Al final de cada cuatrimestre hay un periodo de exámenes</text:p>
                <text:list>
                  <text:list-item>
                    <text:p>Examenes de 1er cuatrimestre: Febrero</text:p>
                  </text:list-item>
                  <text:list-item>
                    <text:p>Exámenes de 2o cuatrimestre: Juni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alendario académico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El calendario académico indica los festivos y fechas clave del curso</text:p>
                <text:list>
                  <text:list-item>
                    <text:p>Cada facultad o escuela suele tener su propio calendario académico</text:p>
                  </text:list-item>
                </text:list>
              </text:list-item>
              <text:list-item>
                <text:p>El calendario de la ETSI lo podemos encontrar aquí</text:p>
                <text:list>
                  <text:list-item>
                    <text:p><text:a xlink:href="http://www.uhu.es/etsi/informacion-academica/informacion-comun-todos-los-titulos/calendario-academico/" xlink:type="simple">http://www.uhu.es/etsi/informacion-academica/informacion-comun-todos-los-titulos/calendario-academico/</text:a>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signaturas: Grupo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Cada asignatura suele disponer de un grupo de teoría y otro de prácticas</text:p>
                <text:list>
                  <text:list-item>
                    <text:p>En las clases de teoría se imparte el temario teórico</text:p>
                  </text:list-item>
                  <text:list-item>
                    <text:p>En las clases de prácticas se aplica el temario con diversas herramientas</text:p>
                  </text:list-item>
                </text:list>
              </text:list-item>
              <text:list-item>
                <text:p>Las clases de teoría se imparten en el aulario</text:p>
              </text:list-item>
              <text:list-item>
                <text:p>Las clases de prácticas se suelen impartir en laboratorios</text:p>
                <text:list>
                  <text:list-item>
                    <text:p>Aulas de informática, laboratorio de electrónica… según la asignatur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signaturas: Grupo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La asistencia a clases de teoría suele ser puntuable</text:p>
                <text:list>
                  <text:list-item>
                    <text:p>No siempre es obligatoria</text:p>
                  </text:list-item>
                </text:list>
              </text:list-item>
              <text:list-item>
                <text:p>La asistencia a clases de prácticas suelen ser obligatorias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signaturas: Horarios</text:p>
          </draw:text-box>
        </draw:frame>
        <draw:frame presentation:style-name="pr5" draw:text-style-name="P2" draw:layer="layout" svg:width="25.5cm" svg:height="13cm" svg:x="0.9cm" svg:y="5.4cm" presentation:class="outline" presentation:user-transformed="true">
          <draw:text-box>
            <text:list text:style-name="L1">
              <text:list-item>
                <text:p><text:span text:style-name="T1">Los grupos se eligen de forma diferente</text:span></text:p>
                <text:list>
                  <text:list-item>
                    <text:p><text:span text:style-name="T1">Los grupos de teoría se eligen en la matrícula</text:span></text:p>
                  </text:list-item>
                  <text:list-item>
                    <text:p><text:span text:style-name="T1">Los grupos de prácticas se deben elegir con posterioridad</text:span></text:p>
                    <text:list>
                      <text:list-item>
                        <text:p><text:span text:style-name="T1">En informática, los grupos se eligen aquí: </text:span><text:span text:style-name="T1"><text:a xlink:href="https://espaciosvirtuales.uhu.es/course/search.php?search=tharsis" xlink:type="simple">https://espaciosvirtuales.uhu.es/course/search.php?search=tharsis</text:a></text:span><text:span text:style-name="T1"><text:s/></text:span></text:p>
                      </text:list-item>
                    </text:list>
                  </text:list-item>
                </text:list>
              </text:list-item>
              <text:list-item>
                <text:p><text:span text:style-name="T1">Los horarios se pueden encontrar en la página de la facultad</text:span></text:p>
                <text:list>
                  <text:list-item>
                    <text:p><text:span text:style-name="T1">En la ETSI se pueden encontrar aquí: </text:span></text:p>
                    <text:p><text:span text:style-name="T1"><text:a xlink:href="http://www.uhu.es/etsi/informacion-academica/informacion-comun-todos-los-titulos/horarios-2/" xlink:type="simple">http://www.uhu.es/etsi/informacion-academica/informacion-comun-todos-los-titulos/horarios-2/</text:a></text:span><text:span text:style-name="T1"><text:s/></text:span></text:p>
                  </text:list-item>
                </text:list>
              </text:list-item>
              <text:list-item>
                <text:p><text:span text:style-name="T1">Las clases de prácticas suelen empezar entre 2 y 3 semanas después del comienzo del curso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signaturas: Evaluación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Las asignaturas suelen evaluarse según dos bloques: teoría y prácticas</text:p>
                <text:list>
                  <text:list-item>
                    <text:p>El bloque de teoría se evalúa en el periodo de exámenes</text:p>
                    <text:list>
                      <text:list-item>
                        <text:p>Cada asignatura tiene un examen final</text:p>
                      </text:list-item>
                    </text:list>
                  </text:list-item>
                  <text:list-item>
                    <text:p>El bloque de prácticas se evalúa durante el cuatrimestre</text:p>
                    <text:list>
                      <text:list-item>
                        <text:p>Cada asignatura puede tener un modo de evaluación diferente</text:p>
                      </text:list-item>
                    </text:list>
                  </text:list-item>
                </text:list>
              </text:list-item>
              <text:list-item>
                <text:p>En caso de suspender algún examen, se puede recuperar en la convocatoria de septiembre</text:p>
                <text:p/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draw:frame presentation:style-name="pr4" draw:layer="layout" svg:width="26cm" svg:height="2.5cm" svg:x="1cm" svg:y="1cm" presentation:class="title">
          <draw:text-box>
            <text:p>Asignaturas: Evaluación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Muchas asignaturas incluyen pequeñas actividades puntuables: las Actividades Académicamente Dirigidas</text:p>
                <text:list>
                  <text:list-item>
                    <text:p>Estas suelen realizarse en horas de clase o prácticas</text:p>
                  </text:list-item>
                  <text:list-item>
                    <text:p>Pueden tener diferentes formatos</text:p>
                    <text:list>
                      <text:list-item>
                        <text:p>Pruebas cortas</text:p>
                      </text:list-item>
                      <text:list-item>
                        <text:p>Trabajos</text:p>
                      </text:list-item>
                      <text:list-item>
                        <text:p>Tests</text:p>
                      </text:list-item>
                    </text:list>
                  </text:list-item>
                  <text:list-item>
                    <text:p>Suelen tener poco valor en la nota</text:p>
                    <text:list>
                      <text:list-item>
                        <text:p>Ayudan a que el profesor tenga una referencia de los progresos de cada alumno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draw:frame presentation:style-name="pr4" draw:layer="layout" svg:width="26cm" svg:height="2.5cm" svg:x="1cm" svg:y="1cm" presentation:class="title">
          <draw:text-box>
            <text:p>Asignaturas: Evaluación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NO SE REPITE CURSO</text:p>
              </text:list-item>
              <text:list-item>
                <text:p>La evaluación es independiente para cada asignatura</text:p>
                <text:list>
                  <text:list-item>
                    <text:p>No hay boletín de notas</text:p>
                  </text:list-item>
                </text:list>
              </text:list-item>
              <text:list-item>
                <text:p>En caso de suspender una asignatura, habrá que cursarla de nuevo mas adelante</text:p>
                <text:list>
                  <text:list-item>
                    <text:p>Es posible matricularse de asignaturas de cursos diferentes</text:p>
                  </text:list-item>
                  <text:list-item>
                    <text:p>No es necesario de matricularse inmediatamente de las asignaturas suspensas</text:p>
                    <text:list>
                      <text:list-item>
                        <text:p>Se pueden dejar para otro curso posterior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draw:frame presentation:style-name="pr4" draw:layer="layout" svg:width="26cm" svg:height="2.5cm" svg:x="1cm" svg:y="1cm" presentation:class="title">
          <draw:text-box>
            <text:p>Asignaturas: Guías docente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Los datos de cada asignatura vienen en su guía docente</text:p>
                <text:list>
                  <text:list-item>
                    <text:p>Nombre, curso y cuatrimestre</text:p>
                  </text:list-item>
                  <text:list-item>
                    <text:p>Profesores que la imparten</text:p>
                    <text:list>
                      <text:list-item>
                        <text:p>Profesor coordinador</text:p>
                      </text:list-item>
                    </text:list>
                  </text:list-item>
                  <text:list-item>
                    <text:p>Temario de la asignatura</text:p>
                  </text:list-item>
                  <text:list-item>
                    <text:p>Criterios de evaluación</text:p>
                    <text:list>
                      <text:list-item>
                        <text:p>Formatos de pruebas y exámenes, ponderación de cada una, y criterios para conseguir el aprobado</text:p>
                      </text:list-item>
                    </text:list>
                  </text:list-item>
                </text:list>
              </text:list-item>
              <text:list-item>
                <text:p>La guía docente “es ley”: en caso de incumplirla se puede reclamar al profesor</text:p>
              </text:list-item>
              <text:list-item>
                <text:p>Las guías docentes se pueden encontrar en la página de cada facultad</text:p>
                <text:list>
                  <text:list-item>
                    <text:p>En la ETSI, se pueden encontrar en <text:a xlink:href="http://www.uhu.es/etsi/informacion-academica/informacion-comun-todos-los-titulos/guias-docentes/" xlink:type="simple">http://www.uhu.es/etsi/informacion-academica/informacion-comun-todos-los-titulos/guias-docentes/</text:a>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draw:frame presentation:style-name="pr4" draw:layer="layout" svg:width="26cm" svg:height="2.5cm" svg:x="1cm" svg:y="1cm" presentation:class="title">
          <draw:text-box>
            <text:p>Asignaturas: Tutoría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Cada profesor tiene un horario de tutorías, para atender las dudas de los alumnos</text:p>
                <text:list>
                  <text:list-item>
                    <text:p>Podéis asistir a tutoría para preguntar las dudas de vuestras asignaturas</text:p>
                  </text:list-item>
                  <text:list-item>
                    <text:p>Las tutorías suelen realizarse en el despacho del profesor</text:p>
                  </text:list-item>
                  <text:list-item>
                    <text:p>En algunos casos, es recomendable avisar al profesor previamente, enviando un correo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draw:frame presentation:style-name="pr4" draw:layer="layout" svg:width="26cm" svg:height="2.5cm" svg:x="1cm" svg:y="1cm" presentation:class="title">
          <draw:text-box>
            <text:p>Asignaturas: Revisión de exámene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Una vez entregada la nota de los exámenes, el profesor impondrá un plazo de “revisión”</text:p>
                <text:list>
                  <text:list-item>
                    <text:p>En ese plazo, se puede ir a una tutoría, donde se revisará el examen, y se buscarán errores de corrección</text:p>
                  </text:list-item>
                  <text:list-item>
                    <text:p>Esa revisión puede servir para subir la nota del exam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date-time-name="dtd1">
        <draw:frame presentation:style-name="pr4" draw:layer="layout" svg:width="26cm" svg:height="2.5cm" svg:x="1cm" svg:y="1cm" presentation:class="title">
          <draw:text-box>
            <text:p>Exámenes: Fechas de examen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Las fechas de los exámenes finales son puestas antes del comienzo de curso</text:p>
                <text:list>
                  <text:list-item>
                    <text:p>Cada asignatura tiene un examen final con una fecha preasignada</text:p>
                    <text:list>
                      <text:list-item>
                        <text:p>Esta fecha no se puede cambiar sin la aprobación de los alumnos</text:p>
                      </text:list-item>
                    </text:list>
                  </text:list-item>
                  <text:list-item>
                    <text:p>En la ETSI, el calendario de exámenes se puede encontrar aquí<text:line-break/><text:a xlink:href="http://www.uhu.es/etsi/informacion-academica/informacion-comun-todos-los-titulos/examenes/" xlink:type="simple">http://www.uhu.es/etsi/informacion-academica/informacion-comun-todos-los-titulos/examenes/</text:a>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date-time-name="dtd1">
        <draw:frame presentation:style-name="pr4" draw:layer="layout" svg:width="26cm" svg:height="2.5cm" svg:x="1cm" svg:y="1cm" presentation:class="title">
          <draw:text-box>
            <text:p>Exámenes: Cierre de acta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Cada periodo de exámenes tiene una fecha de “cierre de actas”, en la que se deben fijar las notas de cada asignatura</text:p>
                <text:list>
                  <text:list-item>
                    <text:p>El cierre de actas puede ser entre 2 y 3 semanas después de la finalización del periodo de exámenes</text:p>
                  </text:list-item>
                  <text:list-item>
                    <text:p>La nota de las asignaturas no será fijada en el expediente hasta el cierre de su acta, que será (como máximo) en esa fecha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date-time-name="dtd1">
        <draw:frame presentation:style-name="pr4" draw:layer="layout" svg:width="26cm" svg:height="2.5cm" svg:x="1cm" svg:y="1cm" presentation:class="title">
          <draw:text-box>
            <text:p>Requisitos académicos mínimo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Los alumnos de nuevo ingreso tienen que aprobar al menos una asignatura en su primer año</text:p>
                <text:list>
                  <text:list-item>
                    <text:p>En caso de no aprobar ninguna, se puede pedir el “año de gracia”</text:p>
                  </text:list-item>
                </text:list>
              </text:list-item>
              <text:list-item>
                <text:p>Para matricularse de asignaturas del curso siguiente, se necesita haber aprobado alguna asignatura del curso anterior<text:line-break/></text:p>
              </text:list-item>
              <text:list-item>
                <text:p>Cada facultad puede tener sus particularidades respecto a estos requisito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2T1" presentation:use-date-time-name="dtd1">
        <draw:frame presentation:style-name="pr4" draw:layer="layout" svg:width="26cm" svg:height="2.5cm" svg:x="1cm" svg:y="1cm" presentation:class="title">
          <draw:text-box>
            <text:p>Servicios virtuale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La universidad dispone de varios servicios online para uso de los alumnos</text:p>
                <text:list>
                  <text:list-item>
                    <text:p>Campus Virtual (moodle)</text:p>
                  </text:list-item>
                  <text:list-item>
                    <text:p>Correo</text:p>
                  </text:list-item>
                  <text:list-item>
                    <text:p>Portal VPN</text:p>
                  </text:list-item>
                  <text:list-item>
                    <text:p>…</text:p>
                  </text:list-item>
                </text:list>
              </text:list-item>
              <text:list-item>
                <text:p>Estos servicios se utilizarán como complemento a las clases</text:p>
              </text:list-item>
              <text:list-item>
                <text:p>Su acceso se realiza mediante las credenciales de la universida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2T1" presentation:use-date-time-name="dtd1">
        <draw:frame presentation:style-name="pr4" draw:layer="layout" svg:width="26cm" svg:height="2.5cm" svg:x="1cm" svg:y="1cm" presentation:class="title">
          <draw:text-box>
            <text:p>Servicios virtuales: Campus Virtual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El campus virtual (moodle) es el punto de coordinación de la asignatura</text:p>
                <text:list>
                  <text:list-item>
                    <text:p>Cada asignatura tiene su página dentro de moodle</text:p>
                  </text:list-item>
                  <text:list-item>
                    <text:p>En esa página se publican</text:p>
                    <text:list>
                      <text:list-item>
                        <text:p>Apuntes de la asignatura</text:p>
                      </text:list-item>
                      <text:list-item>
                        <text:p>Enunciados de prácticas</text:p>
                      </text:list-item>
                      <text:list-item>
                        <text:p>Notas de pruebas</text:p>
                      </text:list-item>
                      <text:list-item>
                        <text:p>Entregas de trabajos y prácticas</text:p>
                      </text:list-item>
                    </text:list>
                  </text:list-item>
                  <text:list-item>
                    <text:p>También se utiliza para la comunicación entre el profesor y los alumnos</text:p>
                  </text:list-item>
                  <text:list-item>
                    <text:p>Su URL es <text:a xlink:href="http://aulasvirtuales.uhu.es/" xlink:type="simple">http://aulasvirtuales.uhu.es/</text:a>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izarin" presentation:presentation-page-layout-name="AL2T1" presentation:use-date-time-name="dtd1">
        <draw:frame presentation:style-name="pr4" draw:layer="layout" svg:width="26cm" svg:height="2.5cm" svg:x="1cm" svg:y="1cm" presentation:class="title">
          <draw:text-box>
            <text:p>Servicios virtuales: Correo electrónico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Cada alumno tiene una dirección de correo electrónico</text:p>
                <text:list>
                  <text:list-item>
                    <text:p>Esta se utiliza para</text:p>
                    <text:list>
                      <text:list-item>
                        <text:p>Comunicaciones entre profesores y alumnos</text:p>
                      </text:list-item>
                      <text:list-item>
                        <text:p>Comunicaciones de la facultad o universidad</text:p>
                      </text:list-item>
                    </text:list>
                  </text:list-item>
                  <text:list-item>
                    <text:p>Es recomendable usar esta dirección para contactar con cualquier profesor, o cualquier servicio de la universidad</text:p>
                  </text:list-item>
                </text:list>
              </text:list-item>
              <text:list-item>
                <text:p>Se puede acceder desde esta dirección<text:line-break/><text:a xlink:href="https://correo.uhu.es/" xlink:type="simple">https://correo.uhu.es/</text:a>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Alizarin" presentation:presentation-page-layout-name="AL2T1" presentation:use-date-time-name="dtd1">
        <draw:frame presentation:style-name="pr4" draw:layer="layout" svg:width="26cm" svg:height="2.5cm" svg:x="1cm" svg:y="1cm" presentation:class="title">
          <draw:text-box>
            <text:p>Servicios virtuales: Portal alumno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El portal alumno almacena los datos del expediente</text:p>
                <text:list>
                  <text:list-item>
                    <text:p>Asignaturas matriculadas</text:p>
                  </text:list-item>
                  <text:list-item>
                    <text:p>Notas de las asignaturas por cada curso</text:p>
                  </text:list-item>
                  <text:list-item>
                    <text:p>Asignaturas aprobadas</text:p>
                  </text:list-item>
                  <text:list-item>
                    <text:p>Recibos y carta de pago</text:p>
                  </text:list-item>
                </text:list>
              </text:list-item>
              <text:list-item>
                <text:p>Se puede acceder desde el portal VPN<text:line-break/><text:a xlink:href="https://vpnalu.uhu.es/" xlink:type="simple">https://vpnalu.uhu.es</text:a>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Alizarin" presentation:presentation-page-layout-name="AL2T1" presentation:use-date-time-name="dtd1">
        <draw:frame presentation:style-name="pr4" draw:layer="layout" svg:width="26cm" svg:height="2.5cm" svg:x="1cm" svg:y="1cm" presentation:class="title">
          <draw:text-box>
            <text:p>Infraestructuras: WiFi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La universidad dispone de varias redes WiFi</text:p>
                <text:list>
                  <text:list-item>
                    <text:p>Guest UHU</text:p>
                  </text:list-item>
                  <text:list-item>
                    <text:p>WiFi-UHU (en desuso)</text:p>
                  </text:list-item>
                  <text:list-item>
                    <text:p>Eduroam</text:p>
                  </text:list-item>
                </text:list>
              </text:list-item>
              <text:list-item>
                <text:p>Para su conexión se requiere de las credenciales de la universidad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1" svg:font-family="'Source Sans Pro Light'" style:font-family-generic="roman" style:font-pitch="variable"/>
    <style:font-face style:name="Source Sans Pro Light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Source Sans Pro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úmero&gt;</text:page-number></text:p>
        </draw:text-box>
      </draw:frame>
      <presentation:notes style:page-layout-name="PM0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úmero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úmero&gt;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10-09T18:38:20.528917448</meta:creation-date>
    <meta:editing-duration>PT2H18M17S</meta:editing-duration>
    <meta:editing-cycles>49</meta:editing-cycles>
    <meta:generator>LibreOffice/6.4.1.2$Linux_X86_64 LibreOffice_project/40$Build-2</meta:generator>
    <dc:title>Alizarin</dc:title>
    <dc:date>2019-10-09T21:07:38.633176198</dc:date>
    <meta:document-statistic meta:object-count="121"/>
  </office:meta>
</office:document-meta>
</file>